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Remen’s Peace — The Temple That Burned</text:span></text:h>
      <text:p text:style-name="Text_20_body">Once a sanctuary of radiant devotion and divine purpose, <text:span text:style-name="Strong_20_Emphasis">Remen’s Peace</text:span> now stands as a silent monument to loss. Nestled atop a sacred plateau, it was once the heart of spiritual life in the region—an immense marble temple crowned by a dome of pale gold, upheld by towering white columns etched with prayers to forgotten gods. It was here that faith was forged into flame, where warrior-priests like <text:span text:style-name="Emphasis">Thalia Solmere</text:span> were trained to shield the living from the encroaching dark.</text:p>
      <text:p text:style-name="Text_20_body">Now, the great dome lies in ruin, shattered under the weight of an undead siege that turned worship into war. The pillars still stand—scarred but defiant—like the faithful guardians who once served beneath them. Wind whistles through the bones of the temple, carrying the last echoes of hymns once sung beneath the stars.</text:p>
      <text:p text:style-name="Text_20_body">Yet Remen’s Peace is not wholly abandoned. Magic still clings to its foundation. Two <text:span text:style-name="Strong_20_Emphasis">Mana Reservoirs</text:span>, deep underground, continue to hum with latent divine energy. <text:span text:style-name="Strong_20_Emphasis">Supply Depots</text:span>, once used to support the temple’s defenders, have been reclaimed by those who would wage war against the undead. And in the shadow of the ruined altar, a <text:span text:style-name="Strong_20_Emphasis">Fort</text:span> persists—its occupants twisted not by evil, but by necessity. It is here that the terrifying <text:span text:style-name="Strong_20_Emphasis">Flesh Abominations</text:span> are spawned: misshapen constructs of bone, sinew, and grim resolve, summoned as a final answer to horrors that cannot be reasoned with. Without a master, these undead monsters will follow whoever initiates them to their ranks.</text:p>
      <text:p text:style-name="Text_20_body">To many, Remen’s Peace is a cursed place. To <text:span text:style-name="Emphasis">Thalia Solmere</text:span>, it is something more: the grave of her past, and the spark of her unquenchable flame.</text:p>
      <text:p text:style-name="Text_20_body"><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4T21:39:37.462219974</meta:creation-date>
    <dc:date>2025-07-04T21:45:05.894044686</dc:date>
    <meta:editing-duration>PT5M29S</meta:editing-duration>
    <meta:editing-cycles>1</meta:editing-cycles>
    <meta:document-statistic meta:table-count="0" meta:image-count="0" meta:object-count="0" meta:page-count="1" meta:paragraph-count="5" meta:word-count="279" meta:character-count="1654" meta:non-whitespace-character-count="1383"/>
    <meta:generator>LibreOffice/25.2.4.3$Linux_X86_64 LibreOffice_project/520$Build-3</meta:generator>
  </office:meta>
</office:document-meta>
</file>